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Types.getSchema( String target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Types.findNamedElement( QName eleme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sdlTypes.WsdlTypes( Definition wsdl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Types.getSchem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Types.isElementFormQualified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ypes.getNamedComplex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ypes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ypes.findNamedType( QName 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sdlTypes.getTypeQNam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Types.getElementFormQualifiedNamespac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